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fo:font-size="15pt" style:font-size-asian="15pt" style:font-size-complex="15pt" fo:language="is" fo:country="IS"/>
    </style:style>
    <style:style style:name="P2" style:parent-style-name="Normal" style:family="paragraph">
      <style:paragraph-properties fo:text-align="justify"/>
      <style:text-properties fo:language="is" fo:country="IS"/>
    </style:style>
    <style:style style:name="P3" style:parent-style-name="Normal" style:family="paragraph">
      <style:text-properties fo:language="is" fo:country="IS"/>
    </style:style>
    <style:style style:name="P4" style:parent-style-name="Normal" style:family="paragraph">
      <style:paragraph-properties fo:text-align="center"/>
      <style:text-properties fo:font-weight="bold" style:font-weight-asian="bold" fo:font-size="15pt" style:font-size-asian="15pt" style:font-size-complex="15pt" fo:language="is" fo:country="IS"/>
    </style:style>
    <style:style style:name="P5" style:parent-style-name="Normal" style:family="paragraph">
      <style:text-properties fo:language="is" fo:country="IS"/>
    </style:style>
    <style:style style:name="P6" style:parent-style-name="Normal" style:family="paragraph">
      <style:text-properties fo:language="is" fo:country="IS"/>
    </style:style>
    <style:style style:name="P7" style:parent-style-name="Normal" style:family="paragraph">
      <style:paragraph-properties fo:text-align="center"/>
      <style:text-properties fo:font-weight="bold" style:font-weight-asian="bold" fo:font-size="15pt" style:font-size-asian="15pt" style:font-size-complex="15pt" fo:language="is" fo:country="IS"/>
    </style:style>
    <style:style style:name="P8" style:parent-style-name="ListParagraph" style:list-style-name="LFO2" style:family="paragraph">
      <style:text-properties fo:language="is" fo:country="IS"/>
    </style:style>
    <style:style style:name="P9" style:parent-style-name="ListParagraph" style:list-style-name="LFO2" style:family="paragraph">
      <style:text-properties fo:language="is" fo:country="IS"/>
    </style:style>
    <style:style style:name="P10" style:parent-style-name="ListParagraph" style:list-style-name="LFO2" style:family="paragraph">
      <style:text-properties fo:language="is" fo:country="IS"/>
    </style:style>
    <style:style style:name="P11" style:parent-style-name="ListParagraph" style:list-style-name="LFO2" style:family="paragraph">
      <style:text-properties fo:language="is" fo:country="IS"/>
    </style:style>
    <style:style style:name="P12" style:parent-style-name="ListParagraph" style:list-style-name="LFO2" style:family="paragraph">
      <style:text-properties fo:language="is" fo:country="IS"/>
    </style:style>
    <style:style style:name="P13" style:parent-style-name="ListParagraph" style:list-style-name="LFO2" style:family="paragraph">
      <style:text-properties fo:language="is" fo:country="IS"/>
    </style:style>
    <style:style style:name="P14" style:parent-style-name="ListParagraph" style:list-style-name="LFO2" style:family="paragraph">
      <style:text-properties fo:language="is" fo:country="IS"/>
    </style:style>
    <style:style style:name="P15" style:parent-style-name="ListParagraph" style:list-style-name="LFO2" style:family="paragraph">
      <style:text-properties fo:language="is" fo:country="IS"/>
    </style:style>
    <style:style style:name="P16" style:parent-style-name="ListParagraph" style:list-style-name="LFO2" style:family="paragraph">
      <style:text-properties fo:language="is" fo:country="IS"/>
    </style:style>
    <style:style style:name="P17" style:parent-style-name="ListParagraph" style:list-style-name="LFO2" style:family="paragraph">
      <style:text-properties fo:language="is" fo:country="IS"/>
    </style:style>
    <style:style style:name="P18" style:parent-style-name="ListParagraph" style:list-style-name="LFO2" style:family="paragraph">
      <style:text-properties fo:language="is" fo:country="IS"/>
    </style:style>
    <style:style style:name="P19" style:parent-style-name="ListParagraph" style:list-style-name="LFO2" style:family="paragraph">
      <style:text-properties fo:language="is" fo:country="IS"/>
    </style:style>
    <style:style style:name="P20" style:parent-style-name="ListParagraph" style:list-style-name="LFO2" style:family="paragraph">
      <style:text-properties fo:language="is" fo:country="IS"/>
    </style:style>
    <style:style style:name="P21" style:parent-style-name="ListParagraph" style:list-style-name="LFO2" style:family="paragraph">
      <style:text-properties fo:language="is" fo:country="IS"/>
    </style:style>
    <style:style style:name="P22" style:parent-style-name="ListParagraph" style:list-style-name="LFO2" style:family="paragraph">
      <style:text-properties fo:language="is" fo:country="IS"/>
    </style:style>
    <style:style style:name="P23" style:parent-style-name="ListParagraph" style:list-style-name="LFO2" style:family="paragraph">
      <style:text-properties fo:language="is" fo:country="IS"/>
    </style:style>
    <style:style style:name="P24" style:parent-style-name="ListParagraph" style:list-style-name="LFO2" style:family="paragraph">
      <style:text-properties fo:language="is" fo:country="IS"/>
    </style:style>
    <style:style style:name="P25" style:parent-style-name="ListParagraph" style:list-style-name="LFO2" style:family="paragraph">
      <style:text-properties fo:language="is" fo:country="IS"/>
    </style:style>
    <style:style style:name="P26" style:parent-style-name="ListParagraph" style:list-style-name="LFO2" style:family="paragraph">
      <style:text-properties fo:language="is" fo:country="IS"/>
    </style:style>
    <style:style style:name="P27" style:parent-style-name="ListParagraph" style:list-style-name="LFO2" style:family="paragraph">
      <style:text-properties fo:language="is" fo:country="IS"/>
    </style:style>
    <style:style style:name="P28" style:parent-style-name="ListParagraph" style:list-style-name="LFO2" style:family="paragraph">
      <style:text-properties fo:language="is" fo:country="IS"/>
    </style:style>
    <style:style style:name="P29" style:parent-style-name="ListParagraph" style:list-style-name="LFO2" style:family="paragraph">
      <style:text-properties fo:language="is" fo:country="IS"/>
    </style:style>
    <style:style style:name="P30" style:parent-style-name="ListParagraph" style:list-style-name="LFO2" style:family="paragraph">
      <style:text-properties fo:language="is" fo:country="IS"/>
    </style:style>
    <style:style style:name="P31" style:parent-style-name="ListParagraph" style:list-style-name="LFO2" style:family="paragraph">
      <style:text-properties fo:language="is" fo:country="IS"/>
    </style:style>
    <style:style style:name="P32" style:parent-style-name="ListParagraph" style:list-style-name="LFO2" style:family="paragraph">
      <style:text-properties fo:language="is" fo:country="IS"/>
    </style:style>
    <style:style style:name="P33" style:parent-style-name="ListParagraph" style:list-style-name="LFO2" style:family="paragraph">
      <style:text-properties fo:language="is" fo:country="IS"/>
    </style:style>
    <style:style style:name="P34" style:parent-style-name="ListParagraph" style:list-style-name="LFO2" style:family="paragraph">
      <style:text-properties fo:language="is" fo:country="IS"/>
    </style:style>
    <style:style style:name="P35" style:parent-style-name="ListParagraph" style:list-style-name="LFO2" style:family="paragraph">
      <style:text-properties fo:language="is" fo:country="IS"/>
    </style:style>
    <style:style style:name="P36" style:parent-style-name="ListParagraph" style:list-style-name="LFO2" style:family="paragraph">
      <style:text-properties fo:language="is" fo:country="IS"/>
    </style:style>
    <style:style style:name="P37" style:parent-style-name="ListParagraph" style:list-style-name="LFO2" style:family="paragraph">
      <style:text-properties fo:language="is" fo:country="IS"/>
    </style:style>
    <style:style style:name="P38" style:parent-style-name="ListParagraph" style:list-style-name="LFO2" style:family="paragraph">
      <style:text-properties fo:language="is" fo:country="IS"/>
    </style:style>
    <style:style style:name="P39" style:parent-style-name="ListParagraph" style:list-style-name="LFO2" style:family="paragraph">
      <style:text-properties fo:language="is" fo:country="IS"/>
    </style:style>
    <style:style style:name="P40" style:parent-style-name="ListParagraph" style:list-style-name="LFO2" style:family="paragraph">
      <style:text-properties fo:language="is" fo:country="IS"/>
    </style:style>
    <style:style style:name="P41" style:parent-style-name="ListParagraph" style:list-style-name="LFO2" style:family="paragraph">
      <style:text-properties fo:language="is" fo:country="IS"/>
    </style:style>
    <style:style style:name="P42" style:parent-style-name="ListParagraph" style:list-style-name="LFO2" style:family="paragraph">
      <style:text-properties fo:language="is" fo:country="IS"/>
    </style:style>
    <style:style style:name="P43" style:parent-style-name="ListParagraph" style:list-style-name="LFO2" style:family="paragraph">
      <style:text-properties fo:language="is" fo:country="IS"/>
    </style:style>
    <style:style style:name="P44" style:parent-style-name="ListParagraph" style:list-style-name="LFO2" style:family="paragraph">
      <style:text-properties fo:language="is" fo:country="IS"/>
    </style:style>
    <style:style style:name="P45" style:parent-style-name="ListParagraph" style:list-style-name="LFO2" style:family="paragraph">
      <style:text-properties fo:language="is" fo:country="IS"/>
    </style:style>
    <style:style style:name="P46" style:parent-style-name="ListParagraph" style:list-style-name="LFO2" style:family="paragraph">
      <style:text-properties fo:language="is" fo:country="IS"/>
    </style:style>
    <style:style style:name="P47" style:parent-style-name="ListParagraph" style:list-style-name="LFO2" style:family="paragraph">
      <style:text-properties fo:language="is" fo:country="IS"/>
    </style:style>
    <style:style style:name="P48" style:parent-style-name="ListParagraph" style:list-style-name="LFO2" style:family="paragraph">
      <style:text-properties fo:language="is" fo:country="IS"/>
    </style:style>
    <style:style style:name="P49" style:parent-style-name="Normal" style:family="paragraph">
      <style:text-properties fo:language="is" fo:country="IS"/>
    </style:style>
    <style:style style:name="P50" style:parent-style-name="Normal" style:family="paragraph">
      <style:text-properties fo:language="is" fo:country="IS"/>
    </style:style>
    <style:style style:name="P51" style:parent-style-name="Normal" style:family="paragraph">
      <style:text-properties fo:language="is" fo:country="IS"/>
    </style:style>
    <style:style style:name="P52" style:parent-style-name="Normal" style:family="paragraph">
      <style:text-properties fo:language="is" fo:country="IS"/>
    </style:style>
    <style:style style:name="P53" style:parent-style-name="Normal" style:family="paragraph">
      <style:paragraph-properties fo:text-align="center"/>
      <style:text-properties fo:font-weight="bold" style:font-weight-asian="bold" fo:font-size="15pt" style:font-size-asian="15pt" style:font-size-complex="15pt" fo:language="is" fo:country="IS"/>
    </style:style>
    <style:style style:name="TableColumn55" style:family="table-column">
      <style:table-column-properties style:column-width="1.2986in"/>
    </style:style>
    <style:style style:name="TableColumn56" style:family="table-column">
      <style:table-column-properties style:column-width="1.2986in"/>
    </style:style>
    <style:style style:name="TableColumn57" style:family="table-column">
      <style:table-column-properties style:column-width="1.2986in"/>
    </style:style>
    <style:style style:name="TableColumn58" style:family="table-column">
      <style:table-column-properties style:column-width="1.2986in"/>
    </style:style>
    <style:style style:name="TableColumn59" style:family="table-column">
      <style:table-column-properties style:column-width="1.2986in"/>
    </style:style>
    <style:style style:name="Table54" style:family="table">
      <style:table-properties style:width="6.493in" fo:margin-left="0in" table:align="lef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weight="bold" style:font-weight-asian="bold" fo:language="is" fo:country="I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weight="bold" style:font-weight-asian="bold" fo:language="is" fo:country="I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fo:language="is" fo:country="I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weight="bold" style:font-weight-asian="bold" fo:language="is" fo:country="I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weight="bold" style:font-weight-asian="bold" fo:language="is" fo:country="IS"/>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language="is" fo:country="IS"/>
    </style:style>
    <style:style style:name="P74" style:parent-style-name="Normal" style:family="paragraph">
      <style:paragraph-properties fo:margin-bottom="0in" fo:line-height="100%"/>
      <style:text-properties fo:language="is" fo:country="I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77" style:parent-style-name="DefaultParagraphFont" style:family="text">
      <style:text-properties fo:font-weight="bold" style:font-weight-asian="bold" fo:language="is" fo:country="IS"/>
    </style:style>
    <style:style style:name="T78" style:parent-style-name="DefaultParagraphFont" style:family="text">
      <style:text-properties fo:language="is" fo:country="IS"/>
    </style:style>
    <style:style style:name="P79" style:parent-style-name="Normal" style:family="paragraph">
      <style:paragraph-properties fo:margin-bottom="0in" fo:line-height="100%"/>
    </style:style>
    <style:style style:name="T80" style:parent-style-name="DefaultParagraphFont" style:family="text">
      <style:text-properties fo:font-weight="bold" style:font-weight-asian="bold" fo:language="is" fo:country="IS"/>
    </style:style>
    <style:style style:name="T81" style:parent-style-name="DefaultParagraphFont" style:family="text">
      <style:text-properties fo:language="is" fo:country="IS"/>
    </style:style>
    <style:style style:name="P82" style:parent-style-name="Normal" style:family="paragraph">
      <style:paragraph-properties fo:margin-bottom="0in" fo:line-height="100%"/>
    </style:style>
    <style:style style:name="T83" style:parent-style-name="DefaultParagraphFont" style:family="text">
      <style:text-properties fo:font-weight="bold" style:font-weight-asian="bold" fo:language="is" fo:country="IS"/>
    </style:style>
    <style:style style:name="T84" style:parent-style-name="DefaultParagraphFont" style:family="text">
      <style:text-properties fo:language="is" fo:country="IS"/>
    </style:style>
    <style:style style:name="P85" style:parent-style-name="Normal" style:family="paragraph">
      <style:paragraph-properties fo:margin-bottom="0in" fo:line-height="100%"/>
      <style:text-properties fo:font-weight="bold" style:font-weight-asian="bold" fo:language="is" fo:country="IS"/>
    </style:style>
    <style:style style:name="P86" style:parent-style-name="Normal" style:family="paragraph">
      <style:paragraph-properties fo:margin-bottom="0in" fo:line-height="100%"/>
      <style:text-properties fo:language="is" fo:country="IS"/>
    </style:style>
    <style:style style:name="P87" style:parent-style-name="Normal" style:family="paragraph">
      <style:paragraph-properties fo:margin-bottom="0in" fo:line-height="100%"/>
      <style:text-properties fo:font-weight="bold" style:font-weight-asian="bold" fo:language="is" fo:country="IS"/>
    </style:style>
    <style:style style:name="P88" style:parent-style-name="Normal" style:family="paragraph">
      <style:paragraph-properties fo:margin-bottom="0in" fo:line-height="100%"/>
      <style:text-properties fo:language="is" fo:country="I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language="is" fo:country="I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fo:line-height="100%"/>
      <style:text-properties fo:language="is" fo:country="I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language="is" fo:country="IS"/>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language="is" fo:country="I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language="is" fo:country="I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language="is" fo:country="I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language="is" fo:country="I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fo:language="is" fo:country="IS"/>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language="is" fo:country="I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language="is" fo:country="I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language="is" fo:country="I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language="is" fo:country="I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language="is" fo:country="IS"/>
    </style:style>
    <style:style style:name="P117" style:parent-style-name="Normal" style:family="paragraph">
      <style:text-properties fo:language="is" fo:country="IS"/>
    </style:style>
  </office:automatic-styles>
  <office:body>
    <office:text text:use-soft-page-breaks="true">
      <text:p text:style-name="P1">Inngangur</text:p>
      <text:p text:style-name="P2">Í þessu verkefni ætlum við að fjalla um fyrirtæki sem sérhæfir sig í hreyfingu. Ætlum að einblína á það að hjálpa fólki að setja sér markmið og skipuleggja sig fram í tímann. Ætlum að auðvelda fólki að velja sérstakann tíma, hvenær það ætla að fara og hversu oft í viku og síðast en ekki síst hvaða erfileika stig.</text:p>
      <text:p text:style-name="P3"/>
      <text:p text:style-name="P4">Um kerfið</text:p>
      <text:p text:style-name="P5">Kerfið sem við erum að fara að hanna snýst um þægindi. Notendur eiga að geta planað æfingarnar sínar á einfaldann hátt. Þeir eiga að geta valið æfingartíma, staðsettningu, dagsetningu og erfileikastig. Kerfið sér svo um að plana minnst einn mánuð fram í tímann og útbúa stundatöflu.<text:s/>Notandi <text:s/>fær þá val að kaupa heilsupassa í mánuð eða lengra og allt lengra en mánuður er ódýrara.<text:s/>Notandinn<text:s/>fær<text:s/>sinn aðgang á síðuna þar sem hann getur skoðað<text:s/>meiri upplýsingar um tímana og fær<text:s/>skilaboð ef ekki er pláss í tímann.<text:s/>Kerfið fylgist síðan með hversu lengi notandinn er búinn að æfa og heldur utan um árangurinn. Einnig getur notandinn breytt stundatöflunni ef hann er ósáttur með hvernig hún er sett upp(hennt út tímum og bætt við).</text:p>
      <text:p text:style-name="P6"/>
      <text:p text:style-name="P7">Samkeppni</text:p>
      <text:list text:style-name="LFO2" text:continue-numbering="true">
        <text:list-item>
          <text:p text:style-name="P8">World Class</text:p>
          <text:list text:continue-numbering="true">
            <text:list-item>
              <text:list>
                <text:list-item>
                  <text:p text:style-name="P9">Kostir</text:p>
                </text:list-item>
              </text:list>
            </text:list-item>
            <text:list-item>
              <text:p text:style-name="P10">Einföld og notaleg síða.</text:p>
            </text:list-item>
            <text:list-item>
              <text:p text:style-name="P11">Hægt að eiga aðgang</text:p>
            </text:list-item>
            <text:list-item>
              <text:p text:style-name="P12">Auðvelt að kaupa kort</text:p>
              <text:list text:continue-numbering="true">
                <text:list-item>
                  <text:p text:style-name="P13">Gallar</text:p>
                </text:list-item>
              </text:list>
            </text:list-item>
            <text:list-item>
              <text:p text:style-name="P14">Hæg síða</text:p>
            </text:list-item>
            <text:list-item>
              <text:p text:style-name="P15">Mikið af myndum og auglýsingum(sem gerir hana mjög hæga)</text:p>
            </text:list-item>
          </text:list>
        </text:list-item>
        <text:list-item>
          <text:p text:style-name="P16">Sporthúsið</text:p>
          <text:list text:continue-numbering="true">
            <text:list-item>
              <text:list>
                <text:list-item>
                  <text:p text:style-name="P17">Kostir</text:p>
                </text:list-item>
              </text:list>
            </text:list-item>
            <text:list-item>
              <text:p text:style-name="P18">Tímatafla á forsíðu</text:p>
            </text:list-item>
            <text:list-item>
              <text:p text:style-name="P19">Opnunartímar á forsíðu</text:p>
              <text:list text:continue-numbering="true">
                <text:list-item>
                  <text:p text:style-name="P20">Gallar</text:p>
                </text:list-item>
              </text:list>
            </text:list-item>
            <text:list-item>
              <text:p text:style-name="P21">Ljót í útliti</text:p>
            </text:list-item>
            <text:list-item>
              <text:p text:style-name="P22">Flókin</text:p>
            </text:list-item>
            <text:list-item>
              <text:p text:style-name="P23">Ekki hægt að eiga eigin aðgang</text:p>
            </text:list-item>
          </text:list>
        </text:list-item>
        <text:list-item>
          <text:p text:style-name="P24">Hreyfing</text:p>
          <text:list text:continue-numbering="true">
            <text:list-item>
              <text:list>
                <text:list-item>
                  <text:p text:style-name="P25">Kostir</text:p>
                </text:list-item>
              </text:list>
            </text:list-item>
            <text:list-item>
              <text:p text:style-name="P26">Einfalt að finna skráningu í einstaka tíma</text:p>
            </text:list-item>
            <text:list-item>
              <text:p text:style-name="P27">Flott síða</text:p>
            </text:list-item>
            <text:list-item>
              <text:p text:style-name="P28">Þæginlegt að sjá verðskrá</text:p>
              <text:list text:continue-numbering="true">
                <text:list-item>
                  <text:p text:style-name="P29">Gallar</text:p>
                </text:list-item>
              </text:list>
            </text:list-item>
            <text:list-item>
              <text:p text:style-name="P30">Erfitt að finna opnunartíma</text:p>
            </text:list-item>
            <text:list-item>
              <text:p text:style-name="P31">Ekki hægt að eigia eigin aðgang</text:p>
            </text:list-item>
          </text:list>
        </text:list-item>
        <text:list-item>
          <text:p text:style-name="P32">Heilsuhúsið</text:p>
          <text:list text:continue-numbering="true">
            <text:list-item>
              <text:list>
                <text:list-item>
                  <text:p text:style-name="P33">Kostir</text:p>
                </text:list-item>
              </text:list>
            </text:list-item>
            <text:list-item>
              <text:p text:style-name="P34">Gott vöru úrval</text:p>
            </text:list-item>
            <text:list-item>
              <text:p text:style-name="P35">Auðvelt að finna opnunartíma</text:p>
            </text:list-item>
            <text:list-item>
              <text:p text:style-name="P36">Auðveld í notkun</text:p>
              <text:list text:continue-numbering="true">
                <text:list-item>
                  <text:p text:style-name="P37">Gallar</text:p>
                </text:list-item>
              </text:list>
            </text:list-item>
            <text:list-item>
              <text:p text:style-name="P38">Óspennandi síða</text:p>
            </text:list-item>
            <text:list-item>
              <text:p text:style-name="P39">Ekki hægt að eiga eigin aðgang</text:p>
            </text:list-item>
          </text:list>
        </text:list-item>
        <text:list-item>
          <text:p text:style-name="P40">Reebok<text:s/>fitness</text:p>
          <text:list text:continue-numbering="true">
            <text:list-item>
              <text:list>
                <text:list-item>
                  <text:p text:style-name="P41">Kostir</text:p>
                </text:list-item>
              </text:list>
            </text:list-item>
            <text:list-item>
              <text:p text:style-name="P42">Hægt er að eiga eigin aðgang</text:p>
            </text:list-item>
            <text:list-item>
              <text:p text:style-name="P43">Auðvelt að finna hóptíma</text:p>
            </text:list-item>
            <text:list-item>
              <text:p text:style-name="P44">Og hægt að sjá hversu margir eru skráðir í hvern tíma</text:p>
            </text:list-item>
            <text:list-item>
              <text:p text:style-name="P45">Opnunartímar á forsíðu</text:p>
            </text:list-item>
            <text:list-item>
              <text:p text:style-name="P46">Einföld síða</text:p>
              <text:list text:continue-numbering="true">
                <text:list-item>
                  <text:p text:style-name="P47">Gallar</text:p>
                </text:list-item>
              </text:list>
            </text:list-item>
            <text:list-item>
              <text:p text:style-name="P48">Hrá í útliti</text:p>
            </text:list-item>
          </text:list>
        </text:list-item>
      </text:list>
      <text:p text:style-name="P49">Við myndum vilja fá útlitið frá World class, hún leit nýleg og flott út.<text:s/></text:p>
      <text:p text:style-name="P50">Við myndum vilja fá flesta kostina frá Reebok fitness, þeir eru með mjög flott val á tímum og hægt var að sjá hversu margir voru skráðir í hvern og einn, og einnig hægt að sjá byrjunartímana með grænum lit.</text:p>
      <text:p text:style-name="P51">Einnig fannst okkur mikilvægt að sjá opnunar tíma á forsíðu og hægt sé að búa til sinn eigin aðgang.</text:p>
      <text:p text:style-name="P52"/>
      <text:p text:style-name="P53">Notendahópar</text:p>
      <table:table table:style-name="Table54">
        <table:table-columns>
          <table:table-column table:style-name="TableColumn55"/>
          <table:table-column table:style-name="TableColumn56"/>
          <table:table-column table:style-name="TableColumn57"/>
          <table:table-column table:style-name="TableColumn58"/>
          <table:table-column table:style-name="TableColumn59"/>
        </table:table-columns>
        <table:table-row table:style-name="TableRow60">
          <table:table-cell table:style-name="TableCell61">
            <text:p text:style-name="P62">Notendahópur</text:p>
          </table:table-cell>
          <table:table-cell table:style-name="TableCell63">
            <text:p text:style-name="P64">Bakgrunnur<text:s/></text:p>
          </table:table-cell>
          <table:table-cell table:style-name="TableCell65">
            <text:p text:style-name="P66">Notkun kerfisins</text:p>
          </table:table-cell>
          <table:table-cell table:style-name="TableCell67">
            <text:p text:style-name="P68">Umhverfi</text:p>
          </table:table-cell>
          <table:table-cell table:style-name="TableCell69">
            <text:p text:style-name="P70">Helstu markmið</text:p>
          </table:table-cell>
        </table:table-row>
        <table:table-row table:style-name="TableRow71">
          <table:table-cell table:style-name="TableCell72">
            <text:p text:style-name="P73">Námsmenn</text:p>
            <text:p text:style-name="P74"/>
          </table:table-cell>
          <table:table-cell table:style-name="TableCell75">
            <text:p text:style-name="P76"><text:span text:style-name="T77">Aldur:</text:span><text:span text:style-name="T78"><text:s text:c="2"/>16 – 25</text:span></text:p>
            <text:p text:style-name="P79"><text:span text:style-name="T80">Kyn:</text:span><text:span text:style-name="T81"><text:s/>bæði kynin</text:span></text:p>
            <text:p text:style-name="P82"><text:span text:style-name="T83">Menntun:</text:span><text:span text:style-name="T84"><text:s/>í námi</text:span></text:p>
            <text:p text:style-name="P85">Hæfni/Vanhæfni:</text:p>
            <text:p text:style-name="P86">Ekki sérstakt</text:p>
            <text:p text:style-name="P87">Tölvufærni:<text:s/></text:p>
            <text:p text:style-name="P88">Oftast góð</text:p>
          </table:table-cell>
          <table:table-cell table:style-name="TableCell89">
            <text:p text:style-name="P90"/>
          </table:table-cell>
          <table:table-cell table:style-name="TableCell91">
            <text:p text:style-name="P92"/>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Symbol"/>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Symbol"/>
    </style:style>
    <style:style style:name="WW_CharLFO2LVL9" style:family="text">
      <style:text-properties style:font-name="Symbol"/>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liStori</meta:initial-creator>
    <dc:creator>OliStori</dc:creator>
    <meta:creation-date>2016-01-26T10:35:00Z</meta:creation-date>
    <dc:date>2016-01-26T11:48:00Z</dc:date>
    <meta:template xlink:href="Normal.dotm" xlink:type="simple"/>
    <meta:editing-cycles>1</meta:editing-cycles>
    <meta:editing-duration>PT4380S</meta:editing-duration>
    <meta:document-statistic meta:page-count="2" meta:paragraph-count="4" meta:word-count="362" meta:character-count="2426" meta:row-count="17" meta:non-whitespace-character-count="2068"/>
  </office:meta>
</office:document-meta>
</file>